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208488461A67FF7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671cm" svg:x="1.143cm" svg:y="6.2cm">
          <draw:image xlink:href="Pictures/10000000000003E8000003208488461A67FF7BE2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0.802cm" svg:x="11.795cm" svg:y="6.842cm">
          <draw:text-box>
            <text:p><text:span text:style-name="T1">(b)</text:span></text:p>
          </draw:text-box>
        </draw:frame>
        <draw:frame draw:style-name="gr3" draw:text-style-name="P2" draw:layer="layout" svg:width="1.27cm" svg:height="0.802cm" svg:x="2.905cm" svg:y="14.548cm">
          <draw:text-box>
            <text:p><text:span text:style-name="T1">(c)</text:span></text:p>
          </draw:text-box>
        </draw:frame>
        <draw:frame draw:style-name="gr2" draw:text-style-name="P2" draw:layer="layout" svg:width="1.27cm" svg:height="0.802cm" svg:x="2.778cm" svg:y="6.842cm">
          <draw:text-box>
            <text:p><text:span text:style-name="T1">(a)</text:span></text:p>
          </draw:text-box>
        </draw:frame>
        <draw:frame draw:style-name="gr2" draw:text-style-name="P2" draw:layer="layout" svg:width="1.651cm" svg:height="0.802cm" svg:x="11.995cm" svg:y="14.608cm">
          <draw:text-box>
            <text:p><text:span text:style-name="T1">(d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3T12:54:30.308816496</meta:creation-date>
    <dc:date>2023-04-23T14:18:22.383245095</dc:date>
    <meta:editing-duration>PT59M55S</meta:editing-duration>
    <meta:editing-cycles>3</meta:editing-cycles>
    <meta:generator>LibreOffice/6.4.7.2$Linux_X86_64 LibreOffice_project/40$Build-2</meta:generator>
    <meta:document-statistic meta:object-count="5"/>
  </office:meta>
</office:document-meta>
</file>